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C0000000F801821844.png"/>
  <manifest:file-entry manifest:media-type="image/png" manifest:full-path="Pictures/100000000000073B0000034EC1545B78.png"/>
  <manifest:file-entry manifest:media-type="image/png" manifest:full-path="Pictures/10000000000002C3000001858578F492.png"/>
  <manifest:file-entry manifest:media-type="image/png" manifest:full-path="Pictures/10000000000005340000022B00AAA995.png"/>
  <manifest:file-entry manifest:media-type="image/png" manifest:full-path="Pictures/10000000000005CA000002ECB41B09E9.png"/>
  <manifest:file-entry manifest:media-type="image/png" manifest:full-path="Pictures/1000000000000994000003168D0320FC.png"/>
  <manifest:file-entry manifest:media-type="image/png" manifest:full-path="Pictures/10000000000006EF00000185C97818FF.png"/>
  <manifest:file-entry manifest:media-type="image/png" manifest:full-path="Pictures/10000000000004C0000000F6DA4D4511.png"/>
  <manifest:file-entry manifest:media-type="image/png" manifest:full-path="Pictures/1000000000000723000003BE8BA3EE9C.png"/>
  <manifest:file-entry manifest:media-type="image/png" manifest:full-path="Pictures/10000000000006840000031376E918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9fc55" style:font-size-asian="12pt" style:font-weight-asian="normal" style:font-size-complex="12pt" style:font-weight-complex="normal"/>
    </style:style>
    <style:style style:name="P7"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8"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9" style:family="paragraph" style:parent-style-name="Standard">
      <style:text-properties style:font-name="Courier 10 Pitch" fo:font-size="10pt" style:font-size-asian="10pt" style:font-size-complex="10pt"/>
    </style:style>
    <style:style style:name="P10"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11"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12" style:family="paragraph" style:parent-style-name="Standard">
      <style:text-properties style:font-name="Courier 10 Pitch" fo:font-size="10.5pt" style:font-name-asian="NewCenturySchlbk-Roman" style:font-size-asian="10.5pt" style:font-name-complex="NewCenturySchlbk-Roman" style:font-size-complex="10.5pt"/>
    </style:style>
    <style:style style:name="P13"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4"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15"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16"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1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Courier 10 Pitch" fo:font-size="10pt" style:font-size-asian="10pt" style:font-size-complex="10pt"/>
    </style:style>
    <style:style style:name="P24"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5" style:family="paragraph" style:parent-style-name="Text_20_body">
      <style:text-properties style:font-name="Nimbus Roman No9 L" fo:font-size="12pt" style:font-size-asian="12pt" style:font-size-complex="12pt"/>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5">
      <style:text-properties officeooo:rsid="001e11f8" officeooo:paragraph-rsid="001e11f8"/>
    </style:style>
    <style:style style:name="P34"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35"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36"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37"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38"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9"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40"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41"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42"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43" style:family="paragraph" style:parent-style-name="Standard" style:list-style-name="L7">
      <style:text-properties style:font-name="FIMJHL+Symbol" fo:font-size="10pt" style:font-name-asian="FIMJHL+Symbol" style:font-size-asian="10pt" style:font-name-complex="FIMJHL+Symbol" style:font-size-complex="10pt"/>
    </style:style>
    <style:style style:name="T1" style:family="text">
      <style:text-properties fo:font-weight="bold" style:font-weight-asian="bold" style:font-weight-complex="bold"/>
    </style:style>
    <style:style style:name="T2" style:family="text">
      <style:text-properties fo:font-weight="bold" style:font-name-asian="NewCenturySchlbk-Bold" style:font-weight-asian="bold" style:font-name-complex="NewCenturySchlbk-Bold" style:font-weight-complex="bold"/>
    </style:style>
    <style:style style:name="T3" style:family="text">
      <style:text-properties style:font-name="Courier 10 Pitch" fo:font-size="10pt" style:font-size-asian="10pt" style:font-size-complex="10pt"/>
    </style:style>
    <style:style style:name="T4" style:family="text">
      <style:text-properties style:font-name="Nimbus Roman No9 L" fo:font-size="12pt" style:font-name-asian="NewCenturySchlbk-Roman" style:font-size-asian="12pt" style:font-name-complex="NewCenturySchlbk-Roman" style:font-size-complex="12pt"/>
    </style:style>
    <style:style style:name="T5"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6" style:family="text">
      <style:text-properties style:font-name="Nimbus Roman No9 L" fo:font-size="12pt" style:font-name-asian="NewCenturySchlbk-Bold" style:font-size-asian="12pt" style:font-name-complex="NewCenturySchlbk-Bold" style:font-size-complex="12pt"/>
    </style:style>
    <style:style style:name="T7" style:family="text">
      <style:text-properties style:font-name-asian="NewCenturySchlbk-Bold" style:font-name-complex="NewCenturySchlbk-Bold"/>
    </style:style>
    <style:style style:name="T8" style:family="text">
      <style:text-properties style:font-name-asian="NewCenturySchlbk-Roman" style:font-name-complex="NewCenturySchlbk-Roman"/>
    </style:style>
    <style:style style:name="T9" style:family="text">
      <style:text-properties officeooo:rsid="000da266"/>
    </style:style>
    <style:style style:name="T10" style:family="text">
      <style:text-properties officeooo:rsid="001cd9b5"/>
    </style:style>
    <style:style style:name="T11" style:family="text">
      <style:text-properties officeooo:rsid="001e11f8"/>
    </style:style>
    <style:style style:name="T12" style:family="text">
      <style:text-properties officeooo:rsid="001facdd"/>
    </style:style>
    <style:style style:name="T13" style:family="text">
      <style:text-properties officeooo:rsid="0020ed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75" text:anchor-type="paragraph" svg:x="0.811cm" svg:y="0.053cm" svg:width="15.372cm" svg:height="4.882cm" draw:z-index="9"><draw:image xlink:href="Pictures/1000000000000994000003168D0320FC.png" xlink:type="simple" xlink:show="embed" xlink:actuate="onLoad"/></draw:frame></text:p>
      <text:p text:style-name="Standard"/>
      <text:p text:style-name="Standard"/>
      <text:p text:style-name="P1"/>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17"/>
      <text:p text:style-name="P5"/>
      <text:p text:style-name="P6"><text:tab/>Copyright © 200<text:span text:style-name="T9">5-201</text:span><text:span text:style-name="T13">8</text:span> SSAB <text:span text:style-name="T10">EMEA </text:span>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Overview of Qcom <text:tab/>5</text:p>
          <text:p text:style-name="P20">Message Bus<text:tab/>5</text:p>
          <text:p text:style-name="P20">Qcom <text:tab/>6</text:p>
          <text:p text:style-name="P21">The Bus <text:tab/>6</text:p>
          <text:p text:style-name="P21">The Queue <text:tab/>7</text:p>
          <text:p text:style-name="P21">The message <text:tab/>7</text:p>
          <text:p text:style-name="P20">Summary of calls <text:tab/>7</text:p>
          <text:p text:style-name="P19">Queues <text:tab/>9</text:p>
          <text:p text:style-name="P20">Private Queue<text:tab/>9</text:p>
          <text:p text:style-name="P21">Creating a private queue <text:tab/>10</text:p>
          <text:p text:style-name="P21">Attaching a private queue <text:tab/>11</text:p>
          <text:p text:style-name="P20">Forwarding Queue <text:tab/>11</text:p>
          <text:p text:style-name="P21">Creating a forwarding queue <text:tab/>12</text:p>
          <text:p text:style-name="P21">Binding to a forwarding queue <text:tab/>12</text:p>
          <text:p text:style-name="P21">Unbinding from a forwarding queue <text:tab/>13</text:p>
          <text:p text:style-name="P21">Deleting a forwarding queue <text:tab/>13</text:p>
          <text:p text:style-name="P21">Exiting an application <text:tab/>13</text:p>
          <text:p text:style-name="P20">Broadcast queue <text:tab/>13</text:p>
          <text:p text:style-name="P21">Creating a broadcast queue <text:tab/>13</text:p>
          <text:p text:style-name="P20">Event queue <text:tab/>14</text:p>
          <text:p text:style-name="P21">Creating an event queue <text:tab/>14</text:p>
          <text:p text:style-name="P21">Signalling an event queue <text:tab/>14</text:p>
          <text:p text:style-name="P21">Waiting on an event queue <text:tab/>15</text:p>
          <text:p text:style-name="P21">Binding to an event queue <text:tab/>15</text:p>
          <text:p text:style-name="P21">Query an event queue <text:tab/>15</text:p>
          <text:p text:style-name="P20">Special queues <text:tab/>16</text:p>
          <text:p text:style-name="P21">qcom_cNQid <text:tab/>16</text:p>
          <text:p text:style-name="P21">qcom_cQnetEvent <text:tab/>16</text:p>
          <text:p text:style-name="P21">qcom_cQapplEvent <text:tab/>16</text:p>
          <text:p text:style-name="P19">Using the Qcom API <text:tab/>17</text:p>
          <text:p text:style-name="P20">Types <text:tab/>17</text:p>
          <text:p text:style-name="P21">qcom_sQid <text:tab/>17</text:p>
          <text:p text:style-name="P21">pwr_tNodeId<text:tab/>18</text:p>
          <text:p text:style-name="P21">qcom_sAid <text:tab/>18</text:p>
          <text:p text:style-name="P21">qcom_sAppl <text:tab/>18</text:p>
          <text:p text:style-name="P21">qcom_sEvent <text:tab/>18</text:p>
          <text:p text:style-name="P21">qcom_sQattr <text:tab/>19</text:p>
          <text:p text:style-name="P21">qcom_sType <text:tab/>19</text:p>
          <text:p text:style-name="P21">qcom_sPut <text:tab/>19</text:p>
          <text:p text:style-name="P21">qcom_sGet <text:tab/>20</text:p>
          <text:p text:style-name="P21">qcom_sNode <text:tab/>20</text:p>
          <text:p text:style-name="P20">Connection calls <text:tab/>21</text:p>
          <text:p text:style-name="P21">Connecting to Qcom <text:tab/>21</text:p>
          <text:p text:style-name="P21">Exiting from Qcom <text:tab/>21</text:p>
          <text:p text:style-name="P21">Creating a queue <text:tab/>21</text:p>
          <text:p text:style-name="P21">Deleting a queue <text:tab/>22</text:p>
          <text:p text:style-name="P20">Sending and receiving <text:tab/>22</text:p>
          <text:p text:style-name="P21"><text:soft-page-break/>Using qcom_Put and qcom_Get <text:tab/>22</text:p>
          <text:p text:style-name="P21">Using qcom_Request and qcom_Respond <text:tab/>23</text:p>
          <text:p text:style-name="P21">Buffer allocation <text:tab/>24</text:p>
          <text:p text:style-name="P19">Qmon <text:tab/>26</text:p>
          <text:p text:style-name="P20">Network Status <text:tab/>26</text:p>
          <text:p text:style-name="P20">Configuration<text:tab/>27</text:p>
          <text:p text:style-name="P21">The Bus Identity <text:tab/>27</text:p>
          <text:p text:style-name="P21">The Node File <text:tab/>27</text:p>
        </text:index-body>
      </text:table-of-content>
      <text:p text:style-name="Text_20_body"/>
      <text:h text:style-name="Heading_20_1" text:outline-level="1">Overview of Qcom </text:h>
      <text:p text:style-name="Text_20_body"/>
      <text:p text:style-name="Text_20_body">A ProviewR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R system this would result in a great number of socket pairs. </text:p>
      <text:p text:style-name="P22">Figure 1-1 Point to point communication </text:p>
      <text:p text:style-name="Text_20_body"><draw:frame draw:style-name="fr2" draw:name="graphics2" text:anchor-type="paragraph" svg:width="16.999cm" svg:height="7.768cm" draw:z-index="0"><draw:image xlink:href="Pictures/100000000000073B0000034EC1545B78.png" xlink:type="simple" xlink:show="embed" xlink:actuate="onLoad"/></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xml:id="list1634380827" text:style-name="L1">
        <text:list-item>
          <text:p text:style-name="P26">all network events and work units (data) are packaged into messages, </text:p>
        </text:list-item>
        <text:list-item>
          <text:p text:style-name="P26">messages can be of variable size and can be categorized by user definable message types,</text:p>
        </text:list-item>
        <text:list-item>
          <text:p text:style-name="P26">messages preserve the “write” (i.e. record) boundaries of the sending application,</text:p>
        </text:list-item>
        <text:list-item>
          <text:p text:style-name="P26">applications have a single attachment point to the bus where all communication (i.e. messages) to other processes are funneled, </text:p>
        </text:list-item>
        <text:list-item>
          <text:p text:style-name="P26">an application communicate with another application, either local or remote, using the same API (although the implementation could be quite different), </text:p>
        </text:list-item>
        <text:list-item>
          <text:p text:style-name="P26">the implementation is host and network backbone independent, and </text:p>
        </text:list-item>
        <text:list-item>
          <text:p text:style-name="P26">applications connected to the message bus can communicate with any other connected <text:soft-page-break/>application, without formal connection sequence routines required for each partner. </text:p>
        </text:list-item>
      </text:list>
      <text:p text:style-name="Text_20_body"/>
      <text:p text:style-name="Text_20_body"><text:span text:style-name="T1">Figure 1-2 Communication with a message bus</text:span> </text:p>
      <text:p text:style-name="Text_20_body"><draw:frame draw:style-name="fr2" draw:name="graphics3" text:anchor-type="paragraph" svg:width="16.999cm" svg:height="8.913cm" draw:z-index="1"><draw:image xlink:href="Pictures/1000000000000723000003BE8BA3EE9C.png" xlink:type="simple" xlink:show="embed" xlink:actuate="onLoad"/></draw:frame></text:p>
      <text:p text:style-name="Text_20_body">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xml:id="list626715384" text:style-name="L2">
        <text:list-item>
          <text:p text:style-name="P27">an interprocess message routing mechanism </text:p>
        </text:list-item>
        <text:list-item>
          <text:p text:style-name="P27">process wait and wakeup mechanism </text:p>
        </text:list-item>
        <text:list-item>
          <text:p text:style-name="P27">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R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ext:soft-page-break/>The Queue </text:h>
      <text:p text:style-name="Text_20_body">A central concept of Qcom is the queue. An application owns one or many queues. </text:p>
      <text:p text:style-name="Text_20_body">Applications can write to a queue either on the same node or to a queue on a remote node. Each 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xml:id="list684433534" text:style-name="L3">
        <text:list-item>
          <text:p text:style-name="P28">private queue - messages written to the queue is read by the application owning the queue,</text:p>
        </text:list-item>
        <text:list-item>
          <text:p text:style-name="P28">forwarding queue - a number of queues can be bound to a forwarding queue, and messages written are forwarded to all bound queues, a convenient way to send a message to a group of applications, </text:p>
        </text:list-item>
        <text:list-item>
          <text:p text:style-name="P28">broadcast queue - like a forwarding queue but messages are also sent to all other nodes on the bus, </text:p>
        </text:list-item>
        <text:list-item>
          <text:p text:style-name="P28">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7"/>
      <text:p text:style-name="P7">qcom_Init(), qcom_Exit()</text:p>
      <text:p text:style-name="Text_20_body">to connect and disconnect to Qcom, </text:p>
      <text:p text:style-name="P7"/>
      <text:p text:style-name="P7">qcom_CreateQ(), qcom_AttachQ(), qcom_DeleteQ()</text:p>
      <text:p text:style-name="Text_20_body">to handle queues, </text:p>
      <text:p text:style-name="P7"/>
      <text:p text:style-name="P7">qcom_Put(), qcom_Get(), qcom_Request(), qcom_Reply()</text:p>
      <text:p text:style-name="Text_20_body">to send and receive messages, </text:p>
      <text:p text:style-name="P7"/>
      <text:p text:style-name="P7">qcom_Alloc(), qcom_Free()</text:p>
      <text:p text:style-name="Text_20_body">to allocate and free message buffers, </text:p>
      <text:p text:style-name="P7"/>
      <text:p text:style-name="P7">qcom_Bind(), qcom_Unbind()</text:p>
      <text:p text:style-name="Text_20_body">to control binding to forwarding and broadcast queues, </text:p>
      <text:p text:style-name="P7"/>
      <text:p text:style-name="P7">qcom_SignalAnd(), qcom_SignalOr(), qcom_WaitAnd(), qcom_WaitOr(), qcom_EventMask()</text:p>
      <text:p text:style-name="Text_20_body">to handle events, </text:p>
      <text:p text:style-name="P7"/>
      <text:p text:style-name="P7">qcom_AidCompare(), qcom_AidIsEqual(), qcom_AidIsNotEqual(), qcom_AidIsNotNull(), <text:soft-page-break/>qcom_AidIsNull()</text:p>
      <text:p text:style-name="Text_20_body">to compare application identities, </text:p>
      <text:p text:style-name="P7"/>
      <text:p text:style-name="P7">qcom_MyBus(), qcom_MyNode(), qcom_NextNode()</text:p>
      <text:p text:style-name="Text_20_body">to get information about the bus and nodes, </text:p>
      <text:p text:style-name="P7"/>
      <text:p text:style-name="P7">qcom_QidCompare(), qcom_QidIsEqual(), qcom_QidIsNotEqual(), qcom_QidIsNull(), qcom_QidIsNotNull()</text:p>
      <text:p text:style-name="Text_20_body">to compare queue identities, and </text:p>
      <text:p text:style-name="P7"/>
      <text:p text:style-name="P7">qcom_QidToString()</text:p>
      <text:p text:style-name="Text_20_body">to convert a queue identity to string.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R internal applications can create such non-owned queues. </text:p>
      <text:p text:style-name="Text_20_body"><text:span text:style-name="T1">Figure 2-1 A private queue</text:span> </text:p>
      <text:p text:style-name="Text_20_body"><draw:frame draw:style-name="fr2" draw:name="graphics4" text:anchor-type="paragraph" svg:width="16.999cm" svg:height="3.438cm" draw:z-index="2"><draw:image xlink:href="Pictures/10000000000004C0000000F6DA4D4511.png" xlink:type="simple" xlink:show="embed" xlink:actuate="onLoad"/></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1">Figure 2-2 Duplex communication</text:span> </text:p>
      <text:p text:style-name="Text_20_body"><draw:frame draw:style-name="fr3" draw:name="graphics5" text:anchor-type="paragraph" svg:width="16.999cm" svg:height="3.466cm" draw:z-index="3"><draw:image xlink:href="Pictures/10000000000004C0000000F801821844.png" xlink:type="simple" xlink:show="embed" xlink:actuate="onLoad"/></draw:frame></text:p>
      <text:p text:style-name="Text_20_body">An application can have many private queues. </text:p>
      <text:p text:style-name="Text_20_body"/>
      <text:p text:style-name="P22"/>
      <text:p text:style-name="P22"/>
      <text:p text:style-name="P22"><text:soft-page-break/>Figure 2-3 Many private queues </text:p>
      <text:p text:style-name="Text_20_body"><draw:frame draw:style-name="fr2" draw:name="graphics6" text:anchor-type="paragraph" svg:width="16.999cm" svg:height="9.352cm" draw:z-index="4"><draw:image xlink:href="Pictures/10000000000002C3000001858578F492.png" xlink:type="simple" xlink:show="embed" xlink:actuate="onLoad"/></draw:frame></text:p>
      <text:p text:style-name="Text_20_body">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7">pwr_tStatus sts;</text:p>
      <text:p text:style-name="P8">qcom_sQid myQ = qcom_c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Text_20_body"/>
      <text:p text:style-name="Text_20_body">In this case the queue identity “myQ” <text:s/>is initialized to the null queue identity, and Qcom will assign a random, unique, queue identity. To create a queue with a predefined known identity, “myQ” <text:s/>must be initialized to the wanted identity before calling qcom_CreateQ. </text:p>
      <text:p text:style-name="P7">pwr_tStatus sts;</text:p>
      <text:p text:style-name="P8">qcom_sQid myQ = {0, aPredefinedKnow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P23"><text:soft-page-break/></text:p>
      <text:p text:style-name="Text_20_body">If “name” is a null pointer the queue will get the name “unknown name”. </text:p>
      <text:p text:style-name="Text_20_body">If “attr” is a null pointer the queue type will default to private. </text:p>
      <text:h text:style-name="Heading_20_3" text:outline-level="3">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22">Figure 2-4 Forwarding queue </text:p>
      <text:p text:style-name="Text_20_body"><draw:frame draw:style-name="fr2" draw:name="graphics7" text:anchor-type="paragraph" svg:width="16.999cm" svg:height="8.58cm" draw:z-index="5"><draw:image xlink:href="Pictures/10000000000005CA000002ECB41B09E9.png" xlink:type="simple" xlink:show="embed" xlink:actuate="onLoad"/></draw:frame></text:p>
      <text:p text:style-name="Text_20_body">An application cannot read from a forwarding queue directly. The only way is to bind to the forwarding queue. </text:p>
      <text:p text:style-name="Text_20_body">A private queue can be bound to many forwarding queues. </text:p>
      <text:p text:style-name="P22"/>
      <text:p text:style-name="P22"/>
      <text:p text:style-name="P22"/>
      <text:p text:style-name="P22"/>
      <text:p text:style-name="P22"/>
      <text:p text:style-name="P22"><text:soft-page-break/></text:p>
      <text:p text:style-name="Text_20_body"><text:span text:style-name="T1">Figure 2-5 Forwarding queues</text:span> </text:p>
      <text:p text:style-name="P9"><draw:frame draw:style-name="fr2" draw:name="graphics8" text:anchor-type="paragraph" svg:width="16.999cm" svg:height="8.019cm" draw:z-index="6"><draw:image xlink:href="Pictures/10000000000006840000031376E91898.png" xlink:type="simple" xlink:show="embed" xlink:actuate="onLoad"/></draw:frame></text:p>
      <text:h text:style-name="Heading_20_3" text:outline-level="3">Creating a forwarding queue </text:h>
      <text:p text:style-name="P24">pwr_tStatus sts;</text:p>
      <text:p text:style-name="P8">qcom_sQid forwardQ = qcom_cNQid;</text:p>
      <text:p text:style-name="P8">qcom_sQattr attr;</text:p>
      <text:p text:style-name="P8">char *name = “aForwardingQ”;</text:p>
      <text:p text:style-name="P8"/>
      <text:p text:style-name="P8">attr.type = qcom_eQtype_forward;</text:p>
      <text:p text:style-name="P8"/>
      <text:p text:style-name="P8">if (!qcom_CreateQ(&amp;sts, &amp;forwardQ, &amp;attr, name)) {</text:p>
      <text:p text:style-name="P8"><text:s text:c="2"/>// report error</text:p>
      <text:p text:style-name="P8">}</text:p>
      <text:p text:style-name="Text_20_body"><text:span text:style-name="T3">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4">pwr_tStatus sts;</text:p>
      <text:p text:style-name="P8">qcom_sQid myQ;</text:p>
      <text:p text:style-name="P8">qcom_sQid forwardQ;</text:p>
      <text:p text:style-name="P8"/>
      <text:p text:style-name="P8">if (!qcom_Bind(&amp;sts, &amp;myQ, &amp;forwardQ)) {</text:p>
      <text:p text:style-name="P8"><text:s text:c="2"/>// handle error</text:p>
      <text:p text:style-name="P8">}</text:p>
      <text:p text:style-name="P23"/>
      <text:p text:style-name="Text_20_body">After this all messages sent to “forwardQ” is forwarded to “myQ”. </text:p>
      <text:p text:style-name="P7"/>
      <text:h text:style-name="Heading_20_3" text:outline-level="3"><text:soft-page-break/>Unbinding from a forwarding queue </text:h>
      <text:p text:style-name="Text_20_body">To unbind from a forwarding queue use the qcom_Unbind call. </text:p>
      <text:p text:style-name="P7">pwr_tStatus sts:</text:p>
      <text:p text:style-name="P8">qcom_sQid myQ;</text:p>
      <text:p text:style-name="P8">qcom_sQid forwardQ;</text:p>
      <text:p text:style-name="P8"/>
      <text:p text:style-name="P8">if (!qcom_Unbind(&amp;sts, &amp;myQ, &amp;forwardQ)) {</text:p>
      <text:p text:style-name="P8"><text:s text:c="2"/>// handle error</text:p>
      <text:p text:style-name="P8">}</text:p>
      <text:p text:style-name="P23"/>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7">pwr_tStatus sts;</text:p>
      <text:p text:style-name="P8">qcom_sQid broadcastQ = {0, cQindex};</text:p>
      <text:p text:style-name="P8">qcom_sQattr attr;</text:p>
      <text:p text:style-name="P8">char *name = “aBroadcastQ”;</text:p>
      <text:p text:style-name="P8"/>
      <text:p text:style-name="P8">attr.type = qcom_eQtype_broadcast;</text:p>
      <text:p text:style-name="P8"/>
      <text:p text:style-name="P8">if (!qcom_CreateQ(&amp;sts, &amp;broadcastQ, &amp;attr, name)) {</text:p>
      <text:p text:style-name="P8"><text:s text:c="2"/>// handle error</text:p>
      <text:p text:style-name="P8">}</text:p>
      <text:p text:style-name="P23"/>
      <text:p text:style-name="Text_20_body">If “name” is NULL the queue will get the name “unknown name”. </text:p>
      <text:p text:style-name="Text_20_body"><text:soft-page-break/>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queue capabilities, but also some extra characteristics. </text:p>
      <text:p text:style-name="Text_20_body">An event queue has a 32-bit bitmask and there are a number of Qcom calls to query and manipulate the bitmask. </text:p>
      <text:p text:style-name="Text_20_body">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7">pwr_tStatus sts;</text:p>
      <text:p text:style-name="P8">qcom_sQid eventQ = {0, cEventQ};</text:p>
      <text:p text:style-name="P8">qcom_sQattr attr;</text:p>
      <text:p text:style-name="P8">char *name = “anEventQ”;</text:p>
      <text:p text:style-name="P8"/>
      <text:p text:style-name="P8">attr.type = qcom_eQtype_event;</text:p>
      <text:p text:style-name="P8"/>
      <text:p text:style-name="P8">if (!qcom_CreateQ(&amp;sts, &amp;eventQ, &amp;attr, name)) {</text:p>
      <text:p text:style-name="P8"><text:s text:c="2"/>// handle error</text:p>
      <text:p text:style-name="P8">}</text:p>
      <text:p text:style-name="P23"/>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7">pwr_tStatus sts;</text:p>
      <text:p text:style-name="P8">qcom_sQid eventQ = {0, cEventQ};</text:p>
      <text:p text:style-name="P8"/>
      <text:p text:style-name="P8">int mask = 1 &lt;&lt; 4;</text:p>
      <text:p text:style-name="P8"/>
      <text:p text:style-name="P8">if (!qcom_SignalOr(&amp;sts, &amp;eventQ, mask)) {</text:p>
      <text:p text:style-name="P8"><text:s text:c="2"/>// handle error</text:p>
      <text:p text:style-name="P8">}</text:p>
      <text:p text:style-name="P23"/>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text:soft-page-break/>Waiting on an event queue </text:h>
      <text:p text:style-name="Text_20_body">An application can wait on an event queue using qcom_WaitOr() or qcom_WaitAnd() calls. </text:p>
      <text:p text:style-name="P7">pwr_tStatus sts;</text:p>
      <text:p text:style-name="P8">qcom_sQid myQ;</text:p>
      <text:p text:style-name="P8">qcom_sQid eventQ = {0, cEventQ};</text:p>
      <text:p text:style-name="P8">int mask = myEvent;</text:p>
      <text:p text:style-name="P8"/>
      <text:p text:style-name="P8">if (!qcom_WaitOr(&amp;sts, &amp;myQ, &amp;eventQ, mask, qcom_cTmoEternal)) {</text:p>
      <text:p text:style-name="P8"><text:s text:c="2"/>// handle error</text:p>
      <text:p text:style-name="P8">}</text:p>
      <text:p text:style-name="P23"/>
      <text:p text:style-name="Text_20_body">In this case the application will sleep until either an event causing the bit mask, associated with the 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7">pwr_tStatus sts;</text:p>
      <text:p text:style-name="P8">qcom_sQid myQ;</text:p>
      <text:p text:style-name="P8">qcom_sQid eventQ = {0, cEventQ};</text:p>
      <text:p text:style-name="P8">int mask = myEvent;</text:p>
      <text:p text:style-name="P8">qcom_sGet get;</text:p>
      <text:p text:style-name="P8"/>
      <text:p text:style-name="P8">if (!qcom_Bind(&amp;sts, &amp;myQ, &amp;eventQ)) {</text:p>
      <text:p text:style-name="P8"><text:s text:c="2"/>// handle error</text:p>
      <text:p text:style-name="P8">}</text:p>
      <text:p text:style-name="P8"/>
      <text:p text:style-name="P8">for (::) {</text:p>
      <text:p text:style-name="P8"><text:s text:c="2"/>get.data = NULL;</text:p>
      <text:p text:style-name="P8"><text:s text:c="2"/>if (!qcom_Get(&amp;sts, &amp;myQ, &amp;get, qcom_cTmoEternal)) {</text:p>
      <text:p text:style-name="P8"><text:s text:c="4"/>//handle error</text:p>
      <text:p text:style-name="P8"><text:s text:c="2"/>}</text:p>
      <text:p text:style-name="P8"><text:s text:c="2"/>switch (get.type.b) {</text:p>
      <text:p text:style-name="P8"><text:s text:c="2"/>case wantedEventType:</text:p>
      <text:p text:style-name="P8"><text:s text:c="4"/>qcom_sEvent *ep = (qcom_sEvent *)&amp;get.data;</text:p>
      <text:p text:style-name="P8"><text:s text:c="4"/>if (ep-&gt;mask &amp; wantedMask) {</text:p>
      <text:p text:style-name="P8"><text:s text:c="6"/>// do something appropriate</text:p>
      <text:p text:style-name="P8"><text:s text:c="4"/>}</text:p>
      <text:p text:style-name="P8"><text:s text:c="4"/>break;</text:p>
      <text:p text:style-name="P8"><text:s text:c="2"/>case ...</text:p>
      <text:p text:style-name="P8"><text:s text:c="2"/>}</text:p>
      <text:p text:style-name="P8"><text:s text:c="2"/>qcom_Free(&amp;sts, &amp;get.data);</text:p>
      <text:p text:style-name="P8">}</text:p>
      <text:h text:style-name="Heading_20_3" text:outline-level="3">Query an event queue </text:h>
      <text:p text:style-name="Text_20_body">An application can query the current mask of an event queue without synchronizing on it. </text:p>
      <text:p text:style-name="P7">pwr_tStatus sts;</text:p>
      <text:p text:style-name="P8">qcom_sQid eventQ = {0, cEventQ};</text:p>
      <text:p text:style-name="P8"><text:soft-page-break/></text:p>
      <text:p text:style-name="P8">if (qcom_EventMask(&amp;sts, &amp;eventQ) &amp; wantedEvent) {</text:p>
      <text:p text:style-name="P8"><text:s text:c="2"/>// do something appropriate</text:p>
      <text:p text:style-name="P8">}</text:p>
      <text:p text:style-name="P23"/>
      <text:h text:style-name="Heading_20_2" text:outline-level="2">Special queues </text:h>
      <text:h text:style-name="Heading_20_3" text:outline-level="3">qcom_cNQid </text:h>
      <text:p text:style-name="Text_20_body">The null queue, i.e. no queue at all. </text:p>
      <text:h text:style-name="Heading_20_3" text:outline-level="3">qcom_cQnetEvent </text:h>
      <text:p text:style-name="Text_20_body">A queue bound to this forwarding queue will receive network status events. </text:p>
      <text:p text:style-name="Text_20_body">See “Network Status” on page 4-1 for more information. </text:p>
      <text:h text:style-name="Heading_20_3" text:outline-level="3">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text:span text:style-name="T11">'</text:span>s Interface include the rt_qcom.h in files calling Qcom. </text:p>
      <text:p text:style-name="P7">#include “rt_qcom.h”</text:p>
      <text:p text:style-name="P8">#include “rt_qcom_msg.h”</text:p>
      <text:p text:style-name="P23"/>
      <text:p text:style-name="Text_20_body">Linking is done using the ordinary libpwr_* libraries. </text:p>
      <text:p text:style-name="Text_20_body"/>
      <text:h text:style-name="Heading_20_2" text:outline-level="2">Types </text:h>
      <text:h text:style-name="Heading_20_3" text:outline-level="3">qcom_sQid </text:h>
      <text:p text:style-name="P7">typedef struct {</text:p>
      <text:p text:style-name="P8"><text:s text:c="2"/>qcom_tQix qix;</text:p>
      <text:p text:style-name="P8"><text:s text:c="2"/>pwr_tNodeId nid;</text:p>
      <text:p text:style-name="P8">} qcom_sQid;</text:p>
      <text:p text:style-name="P23"/>
      <text:p text:style-name="Text_20_body">Every queue within a Qcom bus is uniquely identified by a queue identity, used for identifying the target for sending a message. </text:p>
      <text:list xml:id="list838084032" text:style-name="L4">
        <text:list-item>
          <text:p text:style-name="P29"><text:span text:style-name="T1">qix</text:span><text:tab/>intra-node queue index.</text:p>
        </text:list-item>
        <text:list-item>
          <text:p text:style-name="P29"><text:span text:style-name="T1">nid</text:span><text:tab/><text:span text:style-name="T4">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7">int <text:s text:c="9"/>qcom_QidCompare(const qcom_sQid*, const qcom_sQid*);</text:p>
      <text:p text:style-name="P8">pwr_tBoolean qcom_QidIsEqual(const qcom_sQid*, const qcom_sQid*);</text:p>
      <text:p text:style-name="P8">pwr_tBoolean qcom_QidIsNotEqual(const qcom_sQid*, const qcom_sQid*);</text:p>
      <text:p text:style-name="P8">pwr_tBoolean qcom_QidIsNull(const qcom_sQid*);</text:p>
      <text:p text:style-name="P8">pwr_tBoolean qcom_QidIsNotNull(const qcom_sQid*);</text:p>
      <text:p text:style-name="P23"/>
      <text:p text:style-name="Text_20_body">To convert a queue identity to string format. </text:p>
      <text:p text:style-name="P7"><text:soft-page-break/>char * qcom_QidToString(char*, qcom_sQid*, int);</text:p>
      <text:p text:style-name="P23"/>
      <text:p text:style-name="Text_20_body"/>
      <text:h text:style-name="Heading_20_3" text:outline-level="3">pwr_tNodeId</text:h>
      <text:p text:style-name="Text_20_body"><text:s/>Every node within one Qcom bus i uniquely identified by a node identity. This identity is also used by other parts of ProviewR. </text:p>
      <text:h text:style-name="Heading_20_3" text:outline-level="3">qcom_sAid </text:h>
      <text:p text:style-name="P7">typedef struct {</text:p>
      <text:p text:style-name="P8"><text:s text:c="2"/>qcom_tAix aix;</text:p>
      <text:p text:style-name="P8"><text:s text:c="2"/>pwr_tNodeId nid;</text:p>
      <text:p text:style-name="P8">} qcom_sAid;</text:p>
      <text:p text:style-name="P8"/>
      <text:list xml:id="list300787872" text:style-name="L5">
        <text:list-item>
          <text:p text:style-name="P34"><text:span text:style-name="T2">qix</text:span><text:span text:style-name="T7"> <text:tab/></text:span><text:span text:style-name="T8">intra-node application index,</text:span></text:p>
        </text:list-item>
        <text:list-item>
          <text:p text:style-name="P34"><text:span text:style-name="T2">nid</text:span><text:span text:style-name="T7"> <text:tab/></text:span><text:span text:style-name="T8">node identity</text:span></text:p>
        </text:list-item>
      </text:list>
      <text:p text:style-name="P14"/>
      <text:p text:style-name="P8">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7">int <text:s text:c="9"/>qcom_AidCompare(const qcom_sAid*, const qcom_sAid*);</text:p>
      <text:p text:style-name="P8">pwr_tBoolean qcom_AidIsEqual(const qcom_sAid*, const qcom_sAid*);</text:p>
      <text:p text:style-name="P8">pwr_tBoolean qcom_AidIsNotEqual(const qcom_sAid*, const qcom_sAid*);</text:p>
      <text:p text:style-name="P8">pwr_tBoolean qcom_AidIsNotNull(const qcom_sAid*);</text:p>
      <text:p text:style-name="P8">pwr_tBoolean qcom_AidIsNull(const qcom_sAid*);</text:p>
      <text:p text:style-name="Text_20_body"/>
      <text:h text:style-name="Heading_20_3" text:outline-level="3">qcom_sAppl </text:h>
      <text:p text:style-name="P7">typedef struct {</text:p>
      <text:p text:style-name="P8"><text:s text:c="2"/>qcom_sAid aid;</text:p>
      <text:p text:style-name="P8"><text:s text:c="2"/>pid_t pid;</text:p>
      <text:p text:style-name="P8">} qcom_sAppl;</text:p>
      <text:p text:style-name="P23"/>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xml:id="list2119920707" text:style-name="L6">
        <text:list-item>
          <text:p text:style-name="P35"><text:span text:style-name="T2">aid</text:span><text:span text:style-name="T7"> <text:tab/></text:span><text:span text:style-name="T8">is the identity of the application that signaled the event queue</text:span></text:p>
        </text:list-item>
        <text:list-item>
          <text:p text:style-name="P35"><text:span text:style-name="T2">pid</text:span><text:span text:style-name="T7"> <text:tab/></text:span><text:span text:style-name="T8">is the process identity of the application</text:span></text:p>
        </text:list-item>
      </text:list>
      <text:p text:style-name="P25"/>
      <text:h text:style-name="Heading_20_3" text:outline-level="3">qcom_sEvent </text:h>
      <text:p text:style-name="P7">typedef struct {</text:p>
      <text:p text:style-name="P8"><text:s text:c="2"/>qcom_sAid aid;</text:p>
      <text:p text:style-name="P8"><text:soft-page-break/><text:s text:c="2"/>pid_t pid;</text:p>
      <text:p text:style-name="P8"><text:s text:c="2"/>int mask;</text:p>
      <text:p text:style-name="P8">} qcom_sEvent;</text:p>
      <text:p text:style-name="P23"/>
      <text:p text:style-name="Text_20_body">If an event queue is bound to other queues, a message will be generated each time the queue is signalled. The data part of such a message is of type qcom_sEvent. </text:p>
      <text:list xml:id="list36600182" text:style-name="L7">
        <text:list-item>
          <text:p text:style-name="P43"><text:span text:style-name="T5">aid</text:span><text:span text:style-name="T6"> <text:tab/></text:span><text:span text:style-name="T4">is the identity of the application that signaled the event queue</text:span></text:p>
        </text:list-item>
        <text:list-item>
          <text:p text:style-name="P36"><text:span text:style-name="T2">pid</text:span><text:span text:style-name="T7"> <text:tab/></text:span><text:span text:style-name="T8">is the process identity of the application</text:span></text:p>
        </text:list-item>
        <text:list-item>
          <text:p text:style-name="P36"><text:span text:style-name="T2">mask</text:span><text:span text:style-name="T7"> <text:tab/></text:span><text:span text:style-name="T8">is the content of the associated event mask after the signal</text:span></text:p>
        </text:list-item>
      </text:list>
      <text:p text:style-name="Text_20_body"/>
      <text:h text:style-name="Heading_20_3" text:outline-level="3">qcom_sQattr </text:h>
      <text:p text:style-name="P7">typedef struct {</text:p>
      <text:p text:style-name="P8"><text:s text:c="2"/>qcom_eQtype type;</text:p>
      <text:p text:style-name="P8"><text:s text:c="2"/>unsigned int quota;</text:p>
      <text:p text:style-name="P8">} qcom_sQattr;</text:p>
      <text:p text:style-name="P23"/>
      <text:p text:style-name="Standard">A queue has some attributes that can be set by an application at queue creation time. </text:p>
      <text:p text:style-name="Standard"/>
      <text:list xml:id="list496437474" text:style-name="L8">
        <text:list-item>
          <text:p text:style-name="P37"><text:span text:style-name="T7">type <text:tab/><text:tab/></text:span><text:span text:style-name="T8">to specify what kind of queue is to be created</text:span></text:p>
        </text:list-item>
      </text:list>
      <text:p text:style-name="P15"><text:tab/><text:tab/><text:tab/>qcom_eQtype_private</text:p>
      <text:p text:style-name="P15"><text:tab/><text:tab/><text:tab/>qcom_eQtype_forward</text:p>
      <text:p text:style-name="P15"><text:tab/><text:tab/><text:tab/>qcom_eQtype_broadcast</text:p>
      <text:p text:style-name="P15"><text:tab/><text:tab/><text:tab/>qcom_eQtype_event</text:p>
      <text:list xml:id="list275986663" text:style-name="L9">
        <text:list-item>
          <text:p text:style-name="P38"><text:span text:style-name="T7">quota <text:tab/><text:tab/></text:span><text:span text:style-name="T8">to specify the maximum number of pending messages on a queue</text:span></text:p>
        </text:list-item>
      </text:list>
      <text:p text:style-name="Text_20_body"/>
      <text:h text:style-name="Heading_20_3" text:outline-level="3">qcom_sType </text:h>
      <text:p text:style-name="P7">typedef struct {</text:p>
      <text:p text:style-name="P8"><text:s text:c="2"/>qcom_eBtype b;</text:p>
      <text:p text:style-name="P8"><text:s text:c="2"/>qcom_eStype s;</text:p>
      <text:p text:style-name="P8">} qcom_sType;</text:p>
      <text:p text:style-name="P23"/>
      <text:p text:style-name="Text_20_body">Messages can be categorized in base type and sub type. Basic types in the range 0-1000 are reserved by the system and the rest are free for application us. </text:p>
      <text:h text:style-name="Heading_20_3" text:outline-level="3">qcom_sPut </text:h>
      <text:p text:style-name="P7">typedef struct {</text:p>
      <text:p text:style-name="P8"><text:s text:c="2"/>qcom_sQid reply;</text:p>
      <text:p text:style-name="P8"><text:s text:c="2"/>qcom_sType type;</text:p>
      <text:p text:style-name="P8"><text:s text:c="2"/>unsigned int size;</text:p>
      <text:p text:style-name="P8"><text:s text:c="2"/>void *data;</text:p>
      <text:p text:style-name="P8">} qcom_sPut;</text:p>
      <text:p text:style-name="P23"/>
      <text:p text:style-name="Text_20_body">Used to describe a message to be sent. </text:p>
      <text:list xml:id="list652220391" text:style-name="L10">
        <text:list-item>
          <text:p text:style-name="P40"><text:span text:style-name="T2">reply</text:span><text:span text:style-name="T7"> <text:tab/></text:span><text:span text:style-name="T8">identity of queue to receive a reply (An application wanting an answer on a message <text:tab/>uses this filed to indicate on what queue it will read the answer.),</text:span></text:p>
        </text:list-item>
        <text:list-item>
          <text:p text:style-name="P40"><text:span text:style-name="T2">type</text:span><text:span text:style-name="T7"> <text:tab/></text:span><text:span text:style-name="T8">type of message</text:span></text:p>
        </text:list-item>
        <text:list-item>
          <text:p text:style-name="P40"><text:soft-page-break/><text:span text:style-name="T2">size</text:span><text:span text:style-name="T7"> <text:tab/></text:span><text:span text:style-name="T8">size of the “data” part of the message</text:span></text:p>
        </text:list-item>
        <text:list-item>
          <text:p text:style-name="P40"><text:span text:style-name="T2">data</text:span><text:span text:style-name="T7"> <text:tab/></text:span><text:span text:style-name="T8">pointer to data buffer to be sent</text:span></text:p>
        </text:list-item>
      </text:list>
      <text:p text:style-name="P25"/>
      <text:h text:style-name="Heading_20_3" text:outline-level="3">qcom_sGet </text:h>
      <text:p text:style-name="P7">typedef struct {</text:p>
      <text:p text:style-name="P8"><text:s text:c="2"/>qcom_sAid sender;</text:p>
      <text:p text:style-name="P8"><text:s text:c="2"/>pid_t pid;</text:p>
      <text:p text:style-name="P8"><text:s text:c="2"/>qcom_sQid receiver;</text:p>
      <text:p text:style-name="P8"><text:s text:c="2"/>qcom_sQid reply;</text:p>
      <text:p text:style-name="P8"><text:s text:c="2"/>qcom_sType type;</text:p>
      <text:p text:style-name="P8"><text:s text:c="2"/>qcom_tRid rid;</text:p>
      <text:p text:style-name="P8"><text:s text:c="2"/>unsigned int maxSize;</text:p>
      <text:p text:style-name="P8"><text:s text:c="2"/>unsigned int size;</text:p>
      <text:p text:style-name="P8"><text:s text:c="2"/>void *data;</text:p>
      <text:p text:style-name="P8">} qcom_sGet;</text:p>
      <text:p text:style-name="P23"/>
      <text:p text:style-name="Text_20_body">Gives information on the message just received. </text:p>
      <text:list xml:id="list257827546" text:style-name="L11">
        <text:list-item>
          <text:p text:style-name="P41"><text:span text:style-name="T7">sender <text:tab/><text:tab/></text:span><text:span text:style-name="T8">application identity of sender</text:span></text:p>
        </text:list-item>
        <text:list-item>
          <text:p text:style-name="P41"><text:span text:style-name="T7">pid <text:tab/><text:tab/></text:span><text:span text:style-name="T8">process identity of process running the application</text:span></text:p>
        </text:list-item>
        <text:list-item>
          <text:p text:style-name="P41"><text:span text:style-name="T7">receiver <text:tab/></text:span><text:span text:style-name="T8">identity of queue that received the message</text:span></text:p>
        </text:list-item>
        <text:list-item>
          <text:p text:style-name="P41"><text:span text:style-name="T7">reply <text:tab/><text:tab/></text:span><text:span text:style-name="T8">identity of queue to receive a reply</text:span></text:p>
        </text:list-item>
        <text:list-item>
          <text:p text:style-name="P41"><text:span text:style-name="T7">type <text:tab/><text:tab/></text:span><text:span text:style-name="T8">type of message</text:span></text:p>
        </text:list-item>
        <text:list-item>
          <text:p text:style-name="P41"><text:span text:style-name="T7">rid <text:tab/><text:tab/></text:span><text:span text:style-name="T8">request identity, used to match a request - reply pair</text:span></text:p>
        </text:list-item>
        <text:list-item>
          <text:p text:style-name="P41"><text:span text:style-name="T7">maxSize <text:tab/></text:span><text:span text:style-name="T8">used when using private buffers, to indicate the size of the receive buffer</text:span></text:p>
        </text:list-item>
        <text:list-item>
          <text:p text:style-name="P41"><text:span text:style-name="T7">size <text:tab/><text:tab/></text:span><text:span text:style-name="T8">size of the “data” part of the actually received message</text:span></text:p>
        </text:list-item>
        <text:list-item>
          <text:p text:style-name="P41"><text:span text:style-name="T7">data <text:tab/><text:tab/></text:span><text:span text:style-name="T8">pointer to data buffer received</text:span></text:p>
        </text:list-item>
      </text:list>
      <text:p text:style-name="P25"/>
      <text:h text:style-name="Heading_20_3" text:outline-level="3">qcom_sNode </text:h>
      <text:p text:style-name="P7">typedef struct {</text:p>
      <text:p text:style-name="P8"><text:s text:c="2"/>pwr_tNodeId nid;</text:p>
      <text:p text:style-name="P8"><text:s text:c="2"/>qcom_mNode flags;</text:p>
      <text:p text:style-name="P8"><text:s text:c="2"/>char name[80];</text:p>
      <text:p text:style-name="P8"><text:s text:c="2"/>qcom_eOS os;</text:p>
      <text:p text:style-name="P8"><text:s text:c="2"/>qcom_eHW hw;</text:p>
      <text:p text:style-name="P8"><text:s text:c="2"/>qcom_eBO bo;</text:p>
      <text:p text:style-name="P8"><text:s text:c="2"/>qcom_eFT ft;</text:p>
      <text:p text:style-name="P8">} qcom_sNode;</text:p>
      <text:p text:style-name="P23"/>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xml:id="list1000776981" text:style-name="L12">
        <text:list-item>
          <text:p text:style-name="P42"><text:span text:style-name="T2">nid</text:span><text:span text:style-name="T7"> <text:tab/><text:tab/></text:span><text:span text:style-name="T8">node identity</text:span></text:p>
        </text:list-item>
        <text:list-item>
          <text:p text:style-name="P42"><text:span text:style-name="T2">flags</text:span><text:span text:style-name="T7"> <text:tab/><text:tab/></text:span><text:span text:style-name="T8">the status of the connection to node</text:span></text:p>
        </text:list-item>
      </text:list>
      <text:p text:style-name="P15"><text:tab/><text:tab/><text:tab/>qcom_mNode_initiated</text:p>
      <text:p text:style-name="P15"><text:tab/><text:tab/><text:tab/>qcom_mNode_connected</text:p>
      <text:p text:style-name="P15"><text:tab/><text:tab/><text:tab/>qcom_mNode_active</text:p>
      <text:list xml:id="list1640902318" text:style-name="L13">
        <text:list-item>
          <text:p text:style-name="P39"><text:span text:style-name="T2">name</text:span><text:span text:style-name="T7"> <text:tab/><text:tab/></text:span><text:span text:style-name="T8">name of node</text:span></text:p>
        </text:list-item>
        <text:list-item>
          <text:p text:style-name="P39"><text:span text:style-name="T2">os</text:span><text:span text:style-name="T7"> <text:tab/><text:tab/></text:span><text:span text:style-name="T8">the operating system run on the node</text:span></text:p>
        </text:list-item>
        <text:list-item>
          <text:p text:style-name="P39"><text:soft-page-break/><text:span text:style-name="T2">hw</text:span><text:span text:style-name="T7"> <text:tab/><text:tab/></text:span><text:span text:style-name="T8">the hardware platform of the node</text:span></text:p>
        </text:list-item>
        <text:list-item>
          <text:p text:style-name="P39"><text:span text:style-name="T2">bo</text:span><text:span text:style-name="T7"> <text:tab/><text:tab/></text:span><text:span text:style-name="T8">byte order</text:span></text:p>
        </text:list-item>
        <text:list-item>
          <text:p text:style-name="P39"><text:span text:style-name="T2">ft</text:span><text:span text:style-name="T7"> <text:tab/><text:tab/></text:span><text:span text:style-name="T8">floating point format</text:span></text:p>
        </text:list-item>
      </text:list>
      <text:p text:style-name="P25"/>
      <text:p text:style-name="Text_20_body"/>
      <text:list xml:id="list534040697" text:style-name="L13">
        <text:list-item>
          <text:p text:style-name="P30">qcom_eStype_linkConnect, <text:line-break/>a node has established connection </text:p>
        </text:list-item>
        <text:list-item>
          <text:p text:style-name="P30">qcom_eStype_linkDisconnect, <text:line-break/>a node has disappeared, normally happens only when a node is restarted</text:p>
        </text:list-item>
        <text:list-item>
          <text:p text:style-name="P30">qcom_eStype_linkActive, <text:line-break/>communication with the node is working smoothly </text:p>
        </text:list-item>
        <text:list-item>
          <text:p text:style-name="P30">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Connection calls </text:h>
      <text:h text:style-name="Heading_20_3" text:outline-level="3">Connecting to Qcom </text:h>
      <text:p text:style-name="Text_20_body">Before using Qcom an application must connect to Qcom. </text:p>
      <text:p text:style-name="P7">pwr_tBoolean qcom_Init(pwr_tStatus *sts, qcom_sAid *aid, char *name);</text:p>
      <text:p text:style-name="P23"/>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7">pwr_tBoolean qcom_Exit(pwr_tStatus *sts);</text:p>
      <text:p text:style-name="P23"/>
      <text:p text:style-name="Text_20_body">Disconnects an application from the Qcom message bus, all resources such as, queue, messages and bindings, held by the application will be released. </text:p>
      <text:h text:style-name="Heading_20_3" text:outline-level="3">Creating a queue </text:h>
      <text:p text:style-name="P7">pwr_tBoolean qcom_CreateQ(pwr_tStatus *sts, qcom_sQid *myQ, qcom_sQattr *attr, <text:tab/><text:tab/> <text:s text:c="13"/>char *qname);</text:p>
      <text:p text:style-name="P23"/>
      <text:p text:style-name="Text_20_body"><text:soft-page-break/>Create a queue. Chapter “Queues” on page 2-1 discusses different queue types and how to create them. </text:p>
      <text:h text:style-name="Heading_20_3" text:outline-level="3">Deleting a queue </text:h>
      <text:p text:style-name="P7">pwr_tBoolean qcom_DeleteQ(pwr_tStatus *sts, const qcom_sQid *myQ);</text:p>
      <text:p text:style-name="P23"/>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Using qcom_Put and qcom_Get </text:h>
      <text:p text:style-name="P13">v<text:span text:style-name="T3">oid* qcom_Get(pwr_tStatus *sts, const qcom_sQid *myQ, qcom_sGet *get, int tmo_ms);</text:span></text:p>
      <text:p text:style-name="P8">pwr_tBoolean qcom_Put(pwr_tStatus *sts, const qcom_sQid *receiver, qcom_sPut *put);</text:p>
      <text:p text:style-name="P8"/>
      <text:p text:style-name="P8">--- appl_a ----</text:p>
      <text:p text:style-name="P8"/>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Put(&amp;sts, &amp;q_b, &amp;put);</text:p>
      <text:p text:style-name="P8"/>
      <text:p text:style-name="P8">qcom_Get(&amp;sts,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text:soft-page-break/>put.data = data;</text:p>
      <text:p text:style-name="P8"/>
      <text:p text:style-name="P8">get.data = malloc(100);</text:p>
      <text:p text:style-name="P8">get.maxSize = 100;</text:p>
      <text:p text:style-name="P7"/>
      <text:p text:style-name="P7">qcom_Get(&amp;sts, &amp;q_b, &amp;get, qcom_cTmoEternal);</text:p>
      <text:p text:style-name="P8">// Note, do not call qcom_Free here, as the buffer was private to the</text:p>
      <text:p text:style-name="P8">// application</text:p>
      <text:p text:style-name="P8">qcom_Put(&amp;sts, &amp;get.reply, &amp;put);</text:p>
      <text:p text:style-name="P8">....</text:p>
      <text:p text:style-name="Text_20_body"/>
      <text:h text:style-name="Heading_20_3" text:outline-level="3">Using qcom_Request and qcom_Respond </text:h>
      <text:p text:style-name="P7">pwr_tBoolean qcom_Reply(pwr_tStatus *sts, qcom_sGet *get, qcom_sPut *put);</text:p>
      <text:p text:style-name="P8"/>
      <text:p text:style-name="P8">void* qcom_Request(pwr_tStatus *sts, const qcom_sQid *receiver, qcom_sPut*, <text:tab/><text:tab/><text:tab/><text:tab/> const qcom_sQid*myQ, qcom_sGet *get, int tmo_ms);</text:p>
      <text:p text:style-name="P23"/>
      <text:p text:style-name="Text_20_body">Imagine a situation where an application sends a request to another application. </text:p>
      <text:p text:style-name="Text_20_body"/>
      <text:p text:style-name="P23">qcom_Put(&amp;sts, &amp;q_b, &amp;put); </text:p>
      <text:p text:style-name="P23">qcom_Get(&amp;sts, &amp;q_a, &amp;get, qcom_cTmoEternal); </text:p>
      <text:p text:style-name="P23"/>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23">qcom_Put(&amp;sts, &amp;q_b, &amp;put); </text:p>
      <text:p text:style-name="P23">qcom_Get(&amp;sts, &amp;q_a, &amp;get, qcom_cTmoEternal); </text:p>
      <text:p text:style-name="P23"/>
      <text:p text:style-name="Text_20_body">Now qcom_Get() will return directly, but with the old answer. This could be a formally correct answer, but still an answer to another request. We have an error that could be very hard to find. To avoid this situation the applications can use qcom_Request()/qcom_Reply() instead. </text:p>
      <text:p text:style-name="P7">--- appl_a ----</text:p>
      <text:p text:style-name="P7"/>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Request(&amp;sts, &amp;q_b, &amp;put, &amp;q_a, &amp;get, qcom_cTmoEternal);</text:p>
      <text:p text:style-name="P8">// use result</text:p>
      <text:p text:style-name="P8">// Note! Do not forget to free data!</text:p>
      <text:p text:style-name="P8"><text:soft-page-break/>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8"/>
      <text:p text:style-name="P8">qcom_Get(&amp;sts, &amp;q_b, &amp;get, qcom_cTmoEternal);</text:p>
      <text:p text:style-name="P8">// Note, do not call qcom_Free here.</text:p>
      <text:p text:style-name="P8"/>
      <text:p text:style-name="P8">qcom_Reply(&amp;sts, &amp;get, &amp;put);</text:p>
      <text:p text:style-name="P8"/>
      <text:p text:style-name="P8">....</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10">char data[100];</text:p>
      <text:p text:style-name="P11">qcom_sPut put;</text:p>
      <text:p text:style-name="P11"/>
      <text:p text:style-name="P11">// prepare data</text:p>
      <text:p text:style-name="P11">put.data = data;</text:p>
      <text:p text:style-name="P11">qcom_Put(&amp;sts, &amp;q, &amp;put);</text:p>
      <text:p text:style-name="P12"/>
      <text:p text:style-name="Text_20_body">Internally Qcom will allocate a buffer from the pool and copy user data to that buffer. </text:p>
      <text:p text:style-name="Text_20_body">Another way is to use a buffer allocated from the pool.</text:p>
      <text:p text:style-name="P8">put.data = qcom_Alloc(&amp;sts, sizeof(data));</text:p>
      <text:p text:style-name="P8">// prepare data</text:p>
      <text:p text:style-name="P8">qcom_Put(&amp;sts, &amp;q, &amp;put);</text:p>
      <text:p text:style-name="P23"/>
      <text:p text:style-name="Text_20_body">Qcom checks if the buffer is allocated in the pool or not. </text:p>
      <text:p text:style-name="Text_20_body">The same applies when receiving a message. </text:p>
      <text:p text:style-name="P7"><text:soft-page-break/>char data[100];</text:p>
      <text:p text:style-name="P8">qcom_sGet get;</text:p>
      <text:p text:style-name="P8">get.data = data;</text:p>
      <text:p text:style-name="P8">get.maxSize = sizeof(data);</text:p>
      <text:p text:style-name="P8">qcom_Get(&amp;sts, &amp;q, &amp;gut, tmo);</text:p>
      <text:p text:style-name="P8">// use buffer data</text:p>
      <text:p text:style-name="P16"/>
      <text:p text:style-name="Text_20_body">The maxSize field is used to tell Qcom the maximum size of data to be copied to the data buffer. If the buffer is to small to hold the buffer it will be truncated and“sts” will be set to QCOM__BUFOVRUN.</text:p>
      <text:p text:style-name="Text_20_body">To avoid copying set the data field in qcom_sGet to zero.</text:p>
      <text:p text:style-name="P23">qcom_sGet get;</text:p>
      <text:p text:style-name="P8">get.data = 0;</text:p>
      <text:p text:style-name="P8">qcom_Get(&amp;sts, &amp;q, &amp;gut, tmo);</text:p>
      <text:p text:style-name="P8">// use buffer data</text:p>
      <text:p text:style-name="P8">qcom_Free(&amp;sts, get.data);</text:p>
      <text:p text:style-name="P23"/>
      <text:p text:style-name="Text_20_body">In this case the application can directly access message data in the Qcom pool. The message buffer 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1">Figure 4-1 Qmon</text:span> </text:p>
      <text:p text:style-name="Text_20_body"><draw:frame draw:style-name="fr2" draw:name="graphics9" text:anchor-type="paragraph" svg:width="16.999cm" svg:height="3.725cm" draw:z-index="7"><draw:image xlink:href="Pictures/10000000000006EF00000185C97818FF.png" xlink:type="simple" xlink:show="embed" xlink:actuate="onLoad"/></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1">Figure 4-2 States of a node</text:span> </text:p>
      <text:p text:style-name="Text_20_body"><draw:frame draw:style-name="fr2" draw:name="graphics10" text:anchor-type="paragraph" svg:width="16.999cm" svg:height="7.082cm" draw:z-index="8"><draw:image xlink:href="Pictures/10000000000005340000022B00AAA995.png" xlink:type="simple" xlink:show="embed" xlink:actuate="onLoad"/></draw:frame></text:p>
      <text:p text:style-name="Text_20_body"/>
      <text:p text:style-name="Text_20_body"/>
      <text:p text:style-name="Text_20_body"/>
      <text:p text:style-name="Text_20_body"><text:soft-page-break/></text:p>
      <text:list xml:id="list256259487" text:style-name="L14">
        <text:list-item>
          <text:p text:style-name="P31"><text:span text:style-name="T1">inited</text:span>, the node is known but Qmon has not established communication with it. </text:p>
        </text:list-item>
        <text:list-item>
          <text:p text:style-name="P31"><text:span text:style-name="T1">connected</text:span>, communication is established but Qmon has outstanding, not answered, requests to the node. </text:p>
        </text:list-item>
        <text:list-item>
          <text:p text:style-name="P31"><text:span text:style-name="T1">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R startup procedures. </text:p>
      <text:h text:style-name="Heading_20_3" text:outline-level="3">The Bus Identity </text:h>
      <text:p text:style-name="Text_20_body">The environment variable PWR_BUS_ID must be defined and set to the bus identity. </text:p>
      <text:p text:style-name="P7">--- a UNIX shell script ---</text:p>
      <text:p text:style-name="P8">export PWR_BUS_ID=”154”</text:p>
      <text:p text:style-name="P8"/>
      <text:p text:style-name="P8">--- a VMS COM file ---</text:p>
      <text:p text:style-name="P8">PWR_BUS_ID := 154</text:p>
      <text:p text:style-name="P23"/>
      <text:h text:style-name="Heading_20_3" text:outline-level="3">The Node File </text:h>
      <text:p text:style-name="Text_20_body">At startup the monitor needs to know what nodes to contact. The file $pwrp_load/ld_node_busid.dat is generated by the development environment and is read at ProviewR startup. <text:span text:style-name="T12">The values are fetched from the NodeConfig, FriendNodeConifg or SevNodeConfig objects in the directory volume.</text:span></text:p>
      <text:p text:style-name="Text_20_body">Rows beginning with # in the file are skipped. </text:p>
      <text:p text:style-name="Text_20_body">Each row contain: </text:p>
      <text:list xml:id="list1277187037" text:style-name="L15">
        <text:list-item>
          <text:p text:style-name="P32"><text:span text:style-name="T11">N</text:span>ode name. <text:span text:style-name="T11">T</text:span>he network name of the node </text:p>
        </text:list-item>
        <text:list-item>
          <text:p text:style-name="P32"><text:span text:style-name="T11">R</text:span>oot volume identity.</text:p>
        </text:list-item>
        <text:list-item>
          <text:p text:style-name="P32">TCP/IP address.</text:p>
        </text:list-item>
        <text:list-item>
          <text:p text:style-name="P32"><text:span text:style-name="T11">T</text:span>he wanted Qmon UDP port number. If <text:span text:style-name="T11">zero the port</text:span> will default to 55000 + &lt;bus identity&gt; </text:p>
        </text:list-item>
        <text:list-item>
          <text:p text:style-name="P33">Type of connection. Full connection (both Qcom and NetHandler) or Qcom only.</text:p>
        </text:list-item>
        <text:list-item>
          <text:p text:style-name="P33">Min resend time.</text:p>
        </text:list-item>
        <text:list-item>
          <text:p text:style-name="P33">Max resend time.</text:p>
        </text:list-item>
      </text:list>
      <text:p text:style-name="P22">Example</text:p>
      <text:p text:style-name="P8">#</text:p>
      <text:p text:style-name="P8">#&lt;name&gt; &lt;<text:span text:style-name="T11">volume id</text:span>&gt; &lt;IP addr&gt; &lt;<text:span text:style-name="T12">p</text:span><text:span text:style-name="T11">ort</text:span>&gt; <text:span text:style-name="T11">&lt;connection&gt; &lt;min resend&gt; </text:span><text:span text:style-name="T12">&lt;max resend&gt;</text:span></text:p>
      <text:p text:style-name="P8"># </text:p>
      <text:p text:style-name="P8">fermat 0.61.1.5 192.168.145.50 <text:span text:style-name="T11">0 0 0 0</text:span></text:p>
      <text:p text:style-name="P8"><text:soft-page-break/>gauss 0.61.1.6 192.168.145.51 <text:span text:style-name="T11">0 0 0 0</text:span></text:p>
      <text:p text:style-name="P2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7-04T13:24:34</meta:creation-date>
    <dc:date>2018-04-11T15:01:51</dc:date>
    <dc:language>en-US</dc:language>
    <meta:editing-cycles>16</meta:editing-cycles>
    <meta:editing-duration>PT02H43M06S</meta:editing-duration>
    <meta:document-statistic meta:table-count="0" meta:image-count="10" meta:object-count="0" meta:page-count="28" meta:paragraph-count="586" meta:word-count="4765" meta:character-count="30014"/>
    <meta:user-defined meta:name="Info 1"/>
    <meta:user-defined meta:name="Info 2"/>
    <meta:user-defined meta:name="Info 3"/>
    <meta:user-defined meta:name="Info 4"/>
  </office:meta>
</office:document-meta>
</file>